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654c" officeooo:paragraph-rsid="000a654c" style:font-weight-asian="bold" style:font-weight-complex="bold"/>
    </style:style>
    <style:style style:name="T1" style:family="text">
      <style:text-properties officeooo:rsid="000a654c"/>
    </style:style>
    <style:style style:name="T2" style:family="text">
      <style:text-properties fo:language="zxx" fo:country="none" officeooo:rsid="000a654c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GPD</text:p>
      <text:p text:style-name="P2"/>
      <text:p text:style-name="P2"/>
      <text:p text:style-name="P2">Article 1 : Vos données à caractère personnel sont protégées</text:p>
      <text:p text:style-name="P2"/>
      <text:p text:style-name="P2">La CNIL veille à la protection de vos données à caractère personnel.</text:p>
      <text:p text:style-name="P2">Article 2-78-17 (6 janvier 1978)</text:p>
      <text:p text:style-name="P2"/>
      <text:p text:style-name="P2">Article 2 : Comment sont utilisés vos données ? </text:p>
      <text:p text:style-name="P2"/>
      <text:p text:style-name="P2"><text:span text:style-name="T1">Louka Fauvel</text:span> peut connaître votre nom et prénom et votre adresse mail grâce au formulaire de contact.</text:p>
      <text:p text:style-name="P2"/>
      <text:p text:style-name="P2">Article 3 : Finalité du traitement de vos données </text:p>
      <text:p text:style-name="P2"/>
      <text:p text:style-name="P2"><text:span text:style-name="T2">Louka Fauvel</text:span> se sert de vos données pour répondre uniquement à vos messages. </text:p>
      <text:p text:style-name="P2"/>
      <text:p text:style-name="P2">Article 4 : A qui sont transmis vos données personnelles ? </text:p>
      <text:p text:style-name="P2"/>
      <text:p text:style-name="P2"><text:span text:style-name="T2">Louka Fauvel</text:span> ne transmet aucune de vos données à caractère personnel. </text:p>
      <text:p text:style-name="P2"/>
      <text:p text:style-name="P2">Article 5 : Vos droits</text:p>
      <text:p text:style-name="P2"/>
      <text:p text:style-name="P1">Conformément au Règlement (UE) 2016/679 relatif à la protection des données à caractère personnel, vous disposez des droits suivants sur vos données : droit d’accès, droit de rectification, droit à l’effacement (droit à l’oubli), droit d’opposition, droit à la limitation du traitement, droit à la portabilité. Vous pouvez également définir des directives relatives à la conservation, à l'effacement et à la communication de vos données à caractère personnel après votre décès. <text:line-break/><text:line-break/>Vous pouvez, pour des motifs tenant à votre situation particulière, vous opposer au traitement des données vous concernant. <text:line-break/><text:lin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6M51S</meta:editing-duration>
    <meta:editing-cycles>4</meta:editing-cycles>
    <meta:generator>LibreOffice/6.4.5.2$Windows_X86_64 LibreOffice_project/a726b36747cf2001e06b58ad5db1aa3a9a1872d6</meta:generator>
    <dc:date>2021-10-10T19:39:12.169000000</dc:date>
    <meta:document-statistic meta:table-count="0" meta:image-count="0" meta:object-count="0" meta:page-count="1" meta:paragraph-count="12" meta:word-count="192" meta:character-count="1197" meta:non-whitespace-character-count="1007"/>
    <meta:user-defined meta:name="Info 1"/>
    <meta:user-defined meta:name="Info 2"/>
    <meta:user-defined meta:name="Info 3"/>
    <meta:user-defined meta:name="Info 4"/>
  </office:meta>
</office:document-meta>
</file>